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34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16">
            <text:p>55016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31">
            <text:p>160031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31">
            <text:p>215031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31">
            <text:p>235031</text:p>
          </table:table-cell>
          <table:table-cell office:value-type="float" office:value="240016">
            <text:p>240016</text:p>
          </table:table-cell>
          <table:table-cell office:value-type="float" office:value="245031">
            <text:p>245031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93754.378451232">
            <text:p>193754,37845123</text:p>
          </table:table-cell>
          <table:table-cell table:style-name="ce1" office:value-type="float" office:value="193135.847315279">
            <text:p>193135,84731528</text:p>
          </table:table-cell>
          <table:table-cell table:style-name="ce1" office:value-type="float" office:value="193091.009207063">
            <text:p>193091,00920706</text:p>
          </table:table-cell>
          <table:table-cell table:number-columns-repeated="2" table:style-name="ce1" office:value-type="float" office:value="191652.354515475">
            <text:p>191652,35451548</text:p>
          </table:table-cell>
          <table:table-cell table:number-columns-repeated="3" table:style-name="ce1" office:value-type="float" office:value="190673.747471326">
            <text:p>190673,74747133</text:p>
          </table:table-cell>
          <table:table-cell table:style-name="ce1" office:value-type="float" office:value="188517.004736266">
            <text:p>188517,00473627</text:p>
          </table:table-cell>
          <table:table-cell table:style-name="ce1" office:value-type="float" office:value="188345.706163391">
            <text:p>188345,70616339</text:p>
          </table:table-cell>
          <table:table-cell table:number-columns-repeated="2" table:style-name="ce1" office:value-type="float" office:value="185970.067402003">
            <text:p>185970,06740200</text:p>
          </table:table-cell>
          <table:table-cell table:style-name="ce1" office:value-type="float" office:value="184738.38896936">
            <text:p>184738,38896936</text:p>
          </table:table-cell>
          <table:table-cell table:style-name="ce1" office:value-type="float" office:value="182012.434474817">
            <text:p>182012,43447482</text:p>
          </table:table-cell>
          <table:table-cell table:style-name="ce1" office:value-type="float" office:value="180350.892247744">
            <text:p>180350,89224775</text:p>
          </table:table-cell>
          <table:table-cell table:style-name="ce1" office:value-type="float" office:value="179581.704823733">
            <text:p>179581,70482373</text:p>
          </table:table-cell>
          <table:table-cell table:number-columns-repeated="5" table:style-name="ce1" office:value-type="float" office:value="176762.968645897">
            <text:p>176762,96864590</text:p>
          </table:table-cell>
          <table:table-cell table:number-columns-repeated="2" table:style-name="ce1" office:value-type="float" office:value="176593.430025593">
            <text:p>176593,43002559</text:p>
          </table:table-cell>
          <table:table-cell table:number-columns-repeated="2" table:style-name="ce1" office:value-type="float" office:value="175758.364821323">
            <text:p>175758,36482132</text:p>
          </table:table-cell>
          <table:table-cell table:number-columns-repeated="31" table:style-name="ce1" office:value-type="float" office:value="175176.169235818">
            <text:p>175176,16923582</text:p>
          </table:table-cell>
          <table:table-cell table:number-columns-repeated="3" table:style-name="ce1" office:value-type="float" office:value="173686.664187058">
            <text:p>173686,66418706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36">
            <text:p>36</text:p>
          </table:table-cell>
          <table:table-cell office:value-type="float" office:value="228">
            <text:p>228</text:p>
          </table:table-cell>
          <table:table-cell office:value-type="float" office:value="310">
            <text:p>310</text:p>
          </table:table-cell>
          <table:table-cell table:number-columns-repeated="2" office:value-type="float" office:value="538">
            <text:p>538</text:p>
          </table:table-cell>
          <table:table-cell table:number-columns-repeated="3" office:value-type="float" office:value="791">
            <text:p>791</text:p>
          </table:table-cell>
          <table:table-cell office:value-type="float" office:value="1261">
            <text:p>1261</text:p>
          </table:table-cell>
          <table:table-cell office:value-type="float" office:value="1352">
            <text:p>1352</text:p>
          </table:table-cell>
          <table:table-cell table:number-columns-repeated="2" office:value-type="float" office:value="1464">
            <text:p>1464</text:p>
          </table:table-cell>
          <table:table-cell office:value-type="float" office:value="1846">
            <text:p>1846</text:p>
          </table:table-cell>
          <table:table-cell office:value-type="float" office:value="1915">
            <text:p>1915</text:p>
          </table:table-cell>
          <table:table-cell office:value-type="float" office:value="2110">
            <text:p>2110</text:p>
          </table:table-cell>
          <table:table-cell office:value-type="float" office:value="2287">
            <text:p>2287</text:p>
          </table:table-cell>
          <table:table-cell table:number-columns-repeated="5" office:value-type="float" office:value="2390">
            <text:p>2390</text:p>
          </table:table-cell>
          <table:table-cell table:number-columns-repeated="2" office:value-type="float" office:value="3018">
            <text:p>3018</text:p>
          </table:table-cell>
          <table:table-cell table:number-columns-repeated="2" office:value-type="float" office:value="3421">
            <text:p>3421</text:p>
          </table:table-cell>
          <table:table-cell table:number-columns-repeated="31" office:value-type="float" office:value="3593">
            <text:p>3593</text:p>
          </table:table-cell>
          <table:table-cell table:number-columns-repeated="3" office:value-type="float" office:value="8026">
            <text:p>8026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94691.123725055">
            <text:p>194691,12372506</text:p>
          </table:table-cell>
          <table:table-cell table:style-name="ce1" office:value-type="float" office:value="194040.039073412">
            <text:p>194040,03907341</text:p>
          </table:table-cell>
          <table:table-cell table:number-columns-repeated="2" table:style-name="ce1" office:value-type="float" office:value="193394.607924136">
            <text:p>193394,60792414</text:p>
          </table:table-cell>
          <table:table-cell table:style-name="ce1" office:value-type="float" office:value="192092.934168507">
            <text:p>192092,93416851</text:p>
          </table:table-cell>
          <table:table-cell table:style-name="ce1" office:value-type="float" office:value="193104.450685169">
            <text:p>193104,45068517</text:p>
          </table:table-cell>
          <table:table-cell table:style-name="ce1" office:value-type="float" office:value="192216.73619114">
            <text:p>192216,73619114</text:p>
          </table:table-cell>
          <table:table-cell table:style-name="ce1" office:value-type="float" office:value="191902.924298795">
            <text:p>191902,92429880</text:p>
          </table:table-cell>
          <table:table-cell table:style-name="ce1" office:value-type="float" office:value="188796.203506074">
            <text:p>188796,20350608</text:p>
          </table:table-cell>
          <table:table-cell table:style-name="ce1" office:value-type="float" office:value="188579.328037421">
            <text:p>188579,32803742</text:p>
          </table:table-cell>
          <table:table-cell table:style-name="ce1" office:value-type="float" office:value="188884.414179364">
            <text:p>188884,41417936</text:p>
          </table:table-cell>
          <table:table-cell table:style-name="ce1" office:value-type="float" office:value="187862.754924156">
            <text:p>187862,75492416</text:p>
          </table:table-cell>
          <table:table-cell table:style-name="ce1" office:value-type="float" office:value="185211.772903214">
            <text:p>185211,77290321</text:p>
          </table:table-cell>
          <table:table-cell table:style-name="ce1" office:value-type="float" office:value="182635.028088052">
            <text:p>182635,02808805</text:p>
          </table:table-cell>
          <table:table-cell table:style-name="ce1" office:value-type="float" office:value="180350.892247744">
            <text:p>180350,89224775</text:p>
          </table:table-cell>
          <table:table-cell table:style-name="ce1" office:value-type="float" office:value="179581.704823733">
            <text:p>179581,70482373</text:p>
          </table:table-cell>
          <table:table-cell table:style-name="ce1" office:value-type="float" office:value="178889.700639627">
            <text:p>178889,70063963</text:p>
          </table:table-cell>
          <table:table-cell table:style-name="ce1" office:value-type="float" office:value="178658.624374978">
            <text:p>178658,62437498</text:p>
          </table:table-cell>
          <table:table-cell table:style-name="ce1" office:value-type="float" office:value="179988.129009107">
            <text:p>179988,12900911</text:p>
          </table:table-cell>
          <table:table-cell table:style-name="ce1" office:value-type="float" office:value="179160.09945037">
            <text:p>179160,09945037</text:p>
          </table:table-cell>
          <table:table-cell table:style-name="ce1" office:value-type="float" office:value="177060.241019849">
            <text:p>177060,24101985</text:p>
          </table:table-cell>
          <table:table-cell table:style-name="ce1" office:value-type="float" office:value="176878.060681632">
            <text:p>176878,06068163</text:p>
          </table:table-cell>
          <table:table-cell table:style-name="ce1" office:value-type="float" office:value="176891.323636571">
            <text:p>176891,32363657</text:p>
          </table:table-cell>
          <table:table-cell table:style-name="ce1" office:value-type="float" office:value="175758.364821323">
            <text:p>175758,36482132</text:p>
          </table:table-cell>
          <table:table-cell table:style-name="ce1" office:value-type="float" office:value="176303.049652397">
            <text:p>176303,04965240</text:p>
          </table:table-cell>
          <table:table-cell table:style-name="ce1" office:value-type="float" office:value="176943.826284673">
            <text:p>176943,82628467</text:p>
          </table:table-cell>
          <table:table-cell table:style-name="ce1" office:value-type="float" office:value="183155.16350745">
            <text:p>183155,16350745</text:p>
          </table:table-cell>
          <table:table-cell table:style-name="ce1" office:value-type="float" office:value="181902.58006986">
            <text:p>181902,58006986</text:p>
          </table:table-cell>
          <table:table-cell table:style-name="ce1" office:value-type="float" office:value="180268.105238939">
            <text:p>180268,10523894</text:p>
          </table:table-cell>
          <table:table-cell table:style-name="ce1" office:value-type="float" office:value="182204.251992079">
            <text:p>182204,25199208</text:p>
          </table:table-cell>
          <table:table-cell table:style-name="ce1" office:value-type="float" office:value="182040.437058549">
            <text:p>182040,43705855</text:p>
          </table:table-cell>
          <table:table-cell table:style-name="ce1" office:value-type="float" office:value="181578.867906229">
            <text:p>181578,86790623</text:p>
          </table:table-cell>
          <table:table-cell table:style-name="ce1" office:value-type="float" office:value="181995.207625279">
            <text:p>181995,20762528</text:p>
          </table:table-cell>
          <table:table-cell table:style-name="ce1" office:value-type="float" office:value="181585.045089865">
            <text:p>181585,04508987</text:p>
          </table:table-cell>
          <table:table-cell table:style-name="ce1" office:value-type="float" office:value="181142.03738228">
            <text:p>181142,03738228</text:p>
          </table:table-cell>
          <table:table-cell table:style-name="ce1" office:value-type="float" office:value="180532.128444226">
            <text:p>180532,12844423</text:p>
          </table:table-cell>
          <table:table-cell table:style-name="ce1" office:value-type="float" office:value="178936.686236256">
            <text:p>178936,68623626</text:p>
          </table:table-cell>
          <table:table-cell table:style-name="ce1" office:value-type="float" office:value="178398.721336979">
            <text:p>178398,72133698</text:p>
          </table:table-cell>
          <table:table-cell table:style-name="ce1" office:value-type="float" office:value="177496.964185987">
            <text:p>177496,96418599</text:p>
          </table:table-cell>
          <table:table-cell table:style-name="ce1" office:value-type="float" office:value="177572.202964756">
            <text:p>177572,20296476</text:p>
          </table:table-cell>
          <table:table-cell table:style-name="ce1" office:value-type="float" office:value="177411.81384211">
            <text:p>177411,81384211</text:p>
          </table:table-cell>
          <table:table-cell table:style-name="ce1" office:value-type="float" office:value="177089.138761166">
            <text:p>177089,13876117</text:p>
          </table:table-cell>
          <table:table-cell table:number-columns-repeated="3" table:style-name="ce1" office:value-type="float" office:value="176802.949872672">
            <text:p>176802,94987267</text:p>
          </table:table-cell>
          <table:table-cell table:style-name="ce1" office:value-type="float" office:value="177166.50021267">
            <text:p>177166,50021267</text:p>
          </table:table-cell>
          <table:table-cell table:style-name="ce1" office:value-type="float" office:value="176886.360849806">
            <text:p>176886,36084981</text:p>
          </table:table-cell>
          <table:table-cell table:style-name="ce1" office:value-type="float" office:value="176856.734374769">
            <text:p>176856,73437477</text:p>
          </table:table-cell>
          <table:table-cell table:number-columns-repeated="2" table:style-name="ce1" office:value-type="float" office:value="176052.993789383">
            <text:p>176052,99378938</text:p>
          </table:table-cell>
          <table:table-cell table:style-name="ce1" office:value-type="float" office:value="175956.875889586">
            <text:p>175956,87588959</text:p>
          </table:table-cell>
          <table:table-cell table:style-name="ce1" office:value-type="float" office:value="175721.089123747">
            <text:p>175721,08912375</text:p>
          </table:table-cell>
          <table:table-cell table:style-name="ce1" office:value-type="float" office:value="175641.240528733">
            <text:p>175641,24052873</text:p>
          </table:table-cell>
          <table:table-cell table:style-name="ce1" office:value-type="float" office:value="175807.78769445">
            <text:p>175807,78769445</text:p>
          </table:table-cell>
          <table:table-cell table:style-name="ce1" office:value-type="float" office:value="175761.523909593">
            <text:p>175761,52390959</text:p>
          </table:table-cell>
          <table:table-cell table:number-columns-repeated="2" table:style-name="ce1" office:value-type="float" office:value="175621.913643743">
            <text:p>175621,91364374</text:p>
          </table:table-cell>
          <table:table-cell table:number-columns-repeated="2" table:style-name="ce1" office:value-type="float" office:value="175695.006932386">
            <text:p>175695,00693239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41">
            <text:p>141</text:p>
          </table:table-cell>
          <table:table-cell office:value-type="float" office:value="287">
            <text:p>287</text:p>
          </table:table-cell>
          <table:table-cell office:value-type="float" office:value="430">
            <text:p>430</text:p>
          </table:table-cell>
          <table:table-cell office:value-type="float" office:value="573">
            <text:p>573</text:p>
          </table:table-cell>
          <table:table-cell office:value-type="float" office:value="716">
            <text:p>716</text:p>
          </table:table-cell>
          <table:table-cell office:value-type="float" office:value="858">
            <text:p>858</text:p>
          </table:table-cell>
          <table:table-cell office:value-type="float" office:value="999">
            <text:p>999</text:p>
          </table:table-cell>
          <table:table-cell office:value-type="float" office:value="1143">
            <text:p>1143</text:p>
          </table:table-cell>
          <table:table-cell office:value-type="float" office:value="1284">
            <text:p>1284</text:p>
          </table:table-cell>
          <table:table-cell office:value-type="float" office:value="1429">
            <text:p>1429</text:p>
          </table:table-cell>
          <table:table-cell office:value-type="float" office:value="1572">
            <text:p>1572</text:p>
          </table:table-cell>
          <table:table-cell office:value-type="float" office:value="1714">
            <text:p>1714</text:p>
          </table:table-cell>
          <table:table-cell office:value-type="float" office:value="1858">
            <text:p>1858</text:p>
          </table:table-cell>
          <table:table-cell office:value-type="float" office:value="2002">
            <text:p>2002</text:p>
          </table:table-cell>
          <table:table-cell office:value-type="float" office:value="2145">
            <text:p>2145</text:p>
          </table:table-cell>
          <table:table-cell office:value-type="float" office:value="2289">
            <text:p>2289</text:p>
          </table:table-cell>
          <table:table-cell office:value-type="float" office:value="2433">
            <text:p>2433</text:p>
          </table:table-cell>
          <table:table-cell office:value-type="float" office:value="2579">
            <text:p>2579</text:p>
          </table:table-cell>
          <table:table-cell office:value-type="float" office:value="2722">
            <text:p>2722</text:p>
          </table:table-cell>
          <table:table-cell office:value-type="float" office:value="2865">
            <text:p>2865</text:p>
          </table:table-cell>
          <table:table-cell office:value-type="float" office:value="3010">
            <text:p>3010</text:p>
          </table:table-cell>
          <table:table-cell office:value-type="float" office:value="3152">
            <text:p>3152</text:p>
          </table:table-cell>
          <table:table-cell office:value-type="float" office:value="3297">
            <text:p>3297</text:p>
          </table:table-cell>
          <table:table-cell office:value-type="float" office:value="3439">
            <text:p>3439</text:p>
          </table:table-cell>
          <table:table-cell office:value-type="float" office:value="3583">
            <text:p>3583</text:p>
          </table:table-cell>
          <table:table-cell office:value-type="float" office:value="3726">
            <text:p>3726</text:p>
          </table:table-cell>
          <table:table-cell office:value-type="float" office:value="3868">
            <text:p>3868</text:p>
          </table:table-cell>
          <table:table-cell office:value-type="float" office:value="4010">
            <text:p>4010</text:p>
          </table:table-cell>
          <table:table-cell office:value-type="float" office:value="4152">
            <text:p>4152</text:p>
          </table:table-cell>
          <table:table-cell office:value-type="float" office:value="4295">
            <text:p>4295</text:p>
          </table:table-cell>
          <table:table-cell office:value-type="float" office:value="4438">
            <text:p>4438</text:p>
          </table:table-cell>
          <table:table-cell office:value-type="float" office:value="4581">
            <text:p>4581</text:p>
          </table:table-cell>
          <table:table-cell office:value-type="float" office:value="4724">
            <text:p>4724</text:p>
          </table:table-cell>
          <table:table-cell office:value-type="float" office:value="4867">
            <text:p>4867</text:p>
          </table:table-cell>
          <table:table-cell office:value-type="float" office:value="5011">
            <text:p>5011</text:p>
          </table:table-cell>
          <table:table-cell office:value-type="float" office:value="5153">
            <text:p>5153</text:p>
          </table:table-cell>
          <table:table-cell office:value-type="float" office:value="5297">
            <text:p>5297</text:p>
          </table:table-cell>
          <table:table-cell office:value-type="float" office:value="5440">
            <text:p>5440</text:p>
          </table:table-cell>
          <table:table-cell office:value-type="float" office:value="5586">
            <text:p>5586</text:p>
          </table:table-cell>
          <table:table-cell office:value-type="float" office:value="5728">
            <text:p>5728</text:p>
          </table:table-cell>
          <table:table-cell office:value-type="float" office:value="5870">
            <text:p>5870</text:p>
          </table:table-cell>
          <table:table-cell office:value-type="float" office:value="6014">
            <text:p>6014</text:p>
          </table:table-cell>
          <table:table-cell office:value-type="float" office:value="6159">
            <text:p>6159</text:p>
          </table:table-cell>
          <table:table-cell office:value-type="float" office:value="6301">
            <text:p>6301</text:p>
          </table:table-cell>
          <table:table-cell office:value-type="float" office:value="6445">
            <text:p>6445</text:p>
          </table:table-cell>
          <table:table-cell office:value-type="float" office:value="6588">
            <text:p>6588</text:p>
          </table:table-cell>
          <table:table-cell office:value-type="float" office:value="6730">
            <text:p>6730</text:p>
          </table:table-cell>
          <table:table-cell office:value-type="float" office:value="6873">
            <text:p>6873</text:p>
          </table:table-cell>
          <table:table-cell office:value-type="float" office:value="7017">
            <text:p>7017</text:p>
          </table:table-cell>
          <table:table-cell office:value-type="float" office:value="7160">
            <text:p>7160</text:p>
          </table:table-cell>
          <table:table-cell office:value-type="float" office:value="7300">
            <text:p>7300</text:p>
          </table:table-cell>
          <table:table-cell office:value-type="float" office:value="7444">
            <text:p>7444</text:p>
          </table:table-cell>
          <table:table-cell office:value-type="float" office:value="7587">
            <text:p>7587</text:p>
          </table:table-cell>
          <table:table-cell office:value-type="float" office:value="7729">
            <text:p>7729</text:p>
          </table:table-cell>
          <table:table-cell office:value-type="float" office:value="7870">
            <text:p>7870</text:p>
          </table:table-cell>
          <table:table-cell office:value-type="float" office:value="8013">
            <text:p>8013</text:p>
          </table:table-cell>
          <table:table-cell office:value-type="float" office:value="8156">
            <text:p>8156</text:p>
          </table:table-cell>
          <table:table-cell office:value-type="float" office:value="8298">
            <text:p>8298</text:p>
          </table:table-cell>
          <table:table-cell office:value-type="float" office:value="8442">
            <text:p>844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78827.68007513">
            <text:p>178827,68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38933552.1850644">
            <text:p>38933552,19</text:p>
          </table:table-cell>
          <table:table-cell table:number-columns-repeated="58"/>
        </table:table-row>
        <table:table-row table:style-name="ro1" table:number-rows-repeated="5">
          <table:table-cell table:number-columns-repeated="60"/>
        </table:table-row>
        <table:table-row table:style-name="ro1">
          <table:table-cell>
            <draw:frame table:end-cell-address="Hoja1.F29" table:end-x="0.582cm" table:end-y="0.22cm" draw:z-index="0" draw:style-name="gr1" svg:width="17.184cm" svg:height="6.986cm" svg:x="2.215cm" svg:y="0.00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27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27:2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185cm" svg:height="6.987cm" chart:class="chart:scatter" chart:style-name="ch1">
        <chart:title svg:x="7.547cm" svg:y="0.14cm" chart:style-name="ch2">
          <text:p>prueba # 6</text:p>
        </chart:title>
        <chart:legend chart:legend-position="end" svg:x="15.452cm" svg:y="3.186cm" chart:style-name="ch3"/>
        <chart:plot-area chart:style-name="ch4" table:cell-range-address="Hoja1.A1:Hoja1.BH2" chart:data-source-has-labels="column" svg:x="0.485cm" svg:y="0.782cm" svg:width="14.624cm" svg:height="5.988cm">
          <chart:axis chart:dimension="x" chart:name="primary-x" chart:style-name="ch5">
            <chart:title svg:x="7.594cm" svg:y="6.312cm" chart:style-name="ch6">
              <text:p>tiempo</text:p>
            </chart:title>
          </chart:axis>
          <chart:axis chart:dimension="y" chart:name="primary-y" chart:style-name="ch7">
            <chart:title svg:x="0.344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16">
                <text:p>10016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16">
                <text:p>35016</text:p>
              </table:table-cell>
              <table:table-cell office:value-type="float" office:value="40016">
                <text:p>40016</text:p>
              </table:table-cell>
              <table:table-cell office:value-type="float" office:value="45000">
                <text:p>45000</text:p>
              </table:table-cell>
              <table:table-cell office:value-type="float" office:value="50016">
                <text:p>50016</text:p>
              </table:table-cell>
              <table:table-cell office:value-type="float" office:value="55016">
                <text:p>55016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16">
                <text:p>70016</text:p>
              </table:table-cell>
              <table:table-cell office:value-type="float" office:value="75000">
                <text:p>75000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16">
                <text:p>105016</text:p>
              </table:table-cell>
              <table:table-cell office:value-type="float" office:value="110000">
                <text:p>110000</text:p>
              </table:table-cell>
              <table:table-cell office:value-type="float" office:value="115016">
                <text:p>115016</text:p>
              </table:table-cell>
              <table:table-cell office:value-type="float" office:value="120016">
                <text:p>120016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00">
                <text:p>145000</text:p>
              </table:table-cell>
              <table:table-cell office:value-type="float" office:value="150016">
                <text:p>150016</text:p>
              </table:table-cell>
              <table:table-cell office:value-type="float" office:value="155000">
                <text:p>155000</text:p>
              </table:table-cell>
              <table:table-cell office:value-type="float" office:value="160031">
                <text:p>160031</text:p>
              </table:table-cell>
              <table:table-cell office:value-type="float" office:value="165016">
                <text:p>165016</text:p>
              </table:table-cell>
              <table:table-cell office:value-type="float" office:value="170000">
                <text:p>170000</text:p>
              </table:table-cell>
              <table:table-cell office:value-type="float" office:value="175016">
                <text:p>175016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16">
                <text:p>195016</text:p>
              </table:table-cell>
              <table:table-cell office:value-type="float" office:value="200016">
                <text:p>200016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31">
                <text:p>215031</text:p>
              </table:table-cell>
              <table:table-cell office:value-type="float" office:value="220000">
                <text:p>220000</text:p>
              </table:table-cell>
              <table:table-cell office:value-type="float" office:value="225016">
                <text:p>225016</text:p>
              </table:table-cell>
              <table:table-cell office:value-type="float" office:value="230000">
                <text:p>230000</text:p>
              </table:table-cell>
              <table:table-cell office:value-type="float" office:value="235031">
                <text:p>235031</text:p>
              </table:table-cell>
              <table:table-cell office:value-type="float" office:value="240016">
                <text:p>240016</text:p>
              </table:table-cell>
              <table:table-cell office:value-type="float" office:value="245031">
                <text:p>245031</text:p>
              </table:table-cell>
              <table:table-cell office:value-type="float" office:value="250016">
                <text:p>250016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16">
                <text:p>265016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16">
                <text:p>280016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3754.378451232">
                <text:p>193754.378451232</text:p>
              </table:table-cell>
              <table:table-cell office:value-type="float" office:value="193135.847315279">
                <text:p>193135.847315279</text:p>
              </table:table-cell>
              <table:table-cell office:value-type="float" office:value="193091.009207063">
                <text:p>193091.009207063</text:p>
              </table:table-cell>
              <table:table-cell office:value-type="float" office:value="191652.354515475">
                <text:p>191652.354515475</text:p>
              </table:table-cell>
              <table:table-cell office:value-type="float" office:value="191652.354515475">
                <text:p>191652.354515475</text:p>
              </table:table-cell>
              <table:table-cell office:value-type="float" office:value="190673.747471326">
                <text:p>190673.747471326</text:p>
              </table:table-cell>
              <table:table-cell office:value-type="float" office:value="190673.747471326">
                <text:p>190673.747471326</text:p>
              </table:table-cell>
              <table:table-cell office:value-type="float" office:value="190673.747471326">
                <text:p>190673.747471326</text:p>
              </table:table-cell>
              <table:table-cell office:value-type="float" office:value="188517.004736266">
                <text:p>188517.004736266</text:p>
              </table:table-cell>
              <table:table-cell office:value-type="float" office:value="188345.706163391">
                <text:p>188345.706163391</text:p>
              </table:table-cell>
              <table:table-cell office:value-type="float" office:value="185970.067402003">
                <text:p>185970.067402003</text:p>
              </table:table-cell>
              <table:table-cell office:value-type="float" office:value="185970.067402003">
                <text:p>185970.067402003</text:p>
              </table:table-cell>
              <table:table-cell office:value-type="float" office:value="184738.38896936">
                <text:p>184738.38896936</text:p>
              </table:table-cell>
              <table:table-cell office:value-type="float" office:value="182012.434474817">
                <text:p>182012.434474817</text:p>
              </table:table-cell>
              <table:table-cell office:value-type="float" office:value="180350.892247744">
                <text:p>180350.892247744</text:p>
              </table:table-cell>
              <table:table-cell office:value-type="float" office:value="179581.704823733">
                <text:p>179581.704823733</text:p>
              </table:table-cell>
              <table:table-cell office:value-type="float" office:value="176762.968645897">
                <text:p>176762.968645897</text:p>
              </table:table-cell>
              <table:table-cell office:value-type="float" office:value="176762.968645897">
                <text:p>176762.968645897</text:p>
              </table:table-cell>
              <table:table-cell office:value-type="float" office:value="176762.968645897">
                <text:p>176762.968645897</text:p>
              </table:table-cell>
              <table:table-cell office:value-type="float" office:value="176762.968645897">
                <text:p>176762.968645897</text:p>
              </table:table-cell>
              <table:table-cell office:value-type="float" office:value="176762.968645897">
                <text:p>176762.968645897</text:p>
              </table:table-cell>
              <table:table-cell office:value-type="float" office:value="176593.430025593">
                <text:p>176593.430025593</text:p>
              </table:table-cell>
              <table:table-cell office:value-type="float" office:value="176593.430025593">
                <text:p>176593.430025593</text:p>
              </table:table-cell>
              <table:table-cell office:value-type="float" office:value="175758.364821323">
                <text:p>175758.364821323</text:p>
              </table:table-cell>
              <table:table-cell office:value-type="float" office:value="175758.364821323">
                <text:p>175758.364821323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5176.169235818">
                <text:p>175176.169235818</text:p>
              </table:table-cell>
              <table:table-cell office:value-type="float" office:value="173686.664187058">
                <text:p>173686.664187058</text:p>
              </table:table-cell>
              <table:table-cell office:value-type="float" office:value="173686.664187058">
                <text:p>173686.664187058</text:p>
              </table:table-cell>
              <table:table-cell office:value-type="float" office:value="173686.664187058">
                <text:p>173686.664187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